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gradient" draw:fill-gradient-name="a7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2">
      <style:drawing-page-properties draw:fill="gradient" draw:fill-gradient-name="a6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 style:parent-style-name="Graphics">
      <style:graphic-properties draw:fill="none" draw:stroke="none"/>
    </style:style>
    <style:style style:family="paragraph" style:name="a67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draw:stroke="non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draw:stroke="non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 style:parent-style-name="Graphics">
      <style:graphic-properties draw:fill="none" draw:stroke="none"/>
    </style:style>
    <style:style style:family="graphic" style:name="a732" style:parent-style-name="Graphics">
      <style:graphic-properties draw:fill="none" draw:stroke="none"/>
    </style:style>
    <style:style style:family="drawing-page" style:name="a734">
      <style:drawing-page-properties draw:fill="gradient" draw:fill-gradient-name="a7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non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3">
      <style:drawing-page-properties draw:fill="gradient" draw:fill-gradient-name="a7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4" style:parent-style-name="Graphics">
      <style:graphic-properties draw:fill="none" draw:stroke="non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draw:stroke="non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graphic" style:name="a719" style:parent-style-name="Graphics">
      <style:graphic-properties draw:fill="none" draw:stroke="none"/>
    </style:style>
    <style:style style:family="graphic" style:name="a762" style:parent-style-name="Graphics">
      <style:graphic-properties draw:fill="none" draw:stroke="none"/>
    </style:style>
    <style:style style:family="graphic" style:name="a763" style:parent-style-name="Graphics">
      <style:graphic-properties draw:fill="none" draw:stroke="non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 style:parent-style-name="Graphics">
      <style:graphic-properties draw:fill="none" draw:stroke="none"/>
    </style:style>
    <style:style style:family="paragraph" style:name="a68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gradient" draw:fill-gradient-name="a7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3" style:parent-style-name="Graphics">
      <style:graphic-properties draw:fill="none" draw:stroke="non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6389in" style:font-size-asian="0.76389in" style:font-size-complex="0.7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6389in" style:font-size-asian="0.76389in" style:font-size-complex="0.7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gradient" draw:fill-gradient-name="a68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 style:parent-style-name="Graphics">
      <style:graphic-properties draw:fill="none" draw:stroke="non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 style:parent-style-name="Graphics">
      <style:graphic-properties draw:fill="none" draw:stroke="none"/>
    </style:style>
    <style:style style:family="graphic" style:name="a741" style:parent-style-name="Graphics">
      <style:graphic-properties draw:fill="none" draw:stroke="none"/>
    </style:style>
    <style:style style:family="graphic" style:name="a742" style:parent-style-name="Graphics">
      <style:graphic-properties draw:fill="none" draw:stroke="none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7" style:parent-style-name="Graphics">
      <style:graphic-properties draw:fill="none" draw:stroke="none"/>
    </style:style>
    <style:style style:family="text" style:name="a7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 style:parent-style-name="Graphics">
      <style:graphic-properties draw:fill="none" draw:stroke="none"/>
    </style:style>
    <style:style style:family="graphic" style:name="a721" style:parent-style-name="Graphics">
      <style:graphic-properties draw:fill="none" draw:stroke="none"/>
    </style:style>
    <style:style style:family="graphic" style:name="a722" style:parent-style-name="Graphics">
      <style:graphic-properties draw:fill="none" draw:stroke="none"/>
    </style:style>
    <style:style style:family="graphic" style:name="a723" style:parent-style-name="Graphics">
      <style:graphic-properties draw:fill="none" draw:stroke="none"/>
    </style:style>
    <style:style style:family="drawing-page" style:name="a725">
      <style:drawing-page-properties draw:fill="gradient" draw:fill-gradient-name="a7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81944in" style:font-size-asian="0.81944in" style:font-size-complex="0.819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81944in" style:font-size-asian="0.81944in" style:font-size-complex="0.8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text:list-style style:name="a6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72" draw:master-page-name="Master1-Layout1-title-Title-Slide" presentation:presentation-page-layout-name="Master1-PPL1" draw:id="Slide-256">
        <draw:frame draw:id="id192" presentation:style-name="a676" draw:name="Title 1" svg:x="0.74401in" svg:y="2.98962in" svg:width="8.90653in" svg:height="1.50161in" presentation:class="title" presentation:placeholder="false">
          <draw:text-box>
            <text:p text:style-name="a675" text:class-names="" text:cond-style-name=""><text:span text:style-name="a673" text:class-names="">PHONEIX</text:span><text:span text:style-name="a674" text:class-names=""/></text:p>
          </draw:text-box>
          <svg:title/>
          <svg:desc/>
        </draw:frame>
        <draw:frame draw:id="id193" presentation:style-name="a682" draw:name="Subtitle 2" svg:x="0.74401in" svg:y="4.80538in" svg:width="8.90653in" svg:height="1.22232in" presentation:class="subtitle" presentation:placeholder="false">
          <draw:text-box>
            <text:p text:style-name="a681" text:class-names="" text:cond-style-name=""><text:span text:style-name="a677" text:class-names="">От</text:span><text:span text:style-name="a678" text:class-names=""><text:s text:c="1"/>Merseyside</text:span><text:span text:style-name="a679" text:class-names=""><text:s text:c="1"/></text:span><text:span text:style-name="a680" text:class-names=""/></text:p>
          </draw:text-box>
          <svg:title/>
          <svg:desc/>
        </draw:frame>
        <draw:frame draw:id="id194" draw:style-name="a683" draw:name="Picture 3" svg:x="10.88395in" svg:y="2.93478in" svg:width="1.61129in" svg:height="1.6112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685" draw:master-page-name="Master1-Layout6-titleOnly-Title-Only" presentation:presentation-page-layout-name="Master1-PPL6" draw:id="Slide-258">
        <draw:frame draw:id="id195" draw:style-name="a686" draw:name="Picture 9" svg:x="8.83474in" svg:y="3.0776in" svg:width="4.4224in" svg:height="4.4224in" style:rel-width="scale" style:rel-height="scale">
          <draw:image xlink:href="media/image2.png" xlink:type="simple" xlink:show="embed" xlink:actuate="onLoad"/>
          <svg:title/>
          <svg:desc/>
        </draw:frame>
        <draw:frame draw:id="id196" presentation:style-name="a690" draw:name="Title 1" svg:x="0.74401in" svg:y="0.82374in" svg:width="10.51385in" svg:height="1.18213in" presentation:class="title" presentation:placeholder="false">
          <draw:text-box>
            <text:p text:style-name="a689" text:class-names="" text:cond-style-name=""><text:span text:style-name="a687" text:class-names="">СЪЗДАТЕЛИ</text:span><text:span text:style-name="a688" text:class-names=""/></text:p>
          </draw:text-box>
          <svg:title/>
          <svg:desc/>
        </draw:frame>
        <draw:frame draw:id="id197" draw:style-name="a691" draw:name="Picture 2" svg:x="11.83809in" svg:y="0.74337in" svg:width="1.34286in" svg:height="1.34286in" style:rel-width="scale" style:rel-height="scale">
          <draw:image xlink:href="media/image1.png" xlink:type="simple" xlink:show="embed" xlink:actuate="onLoad"/>
          <svg:title/>
          <svg:desc/>
        </draw:frame>
        <draw:frame draw:id="id198" draw:style-name="a711" draw:name="TextBox 8" svg:x="0.42857in" svg:y="2.76191in" svg:width="9.51429in" svg:height="4.14004in">
          <draw:text-box>
            <text:list text:style-name="a694">
              <text:list-item>
                <text:p text:style-name="a693" text:class-names="" text:cond-style-name=""><text:span text:style-name="a692" text:class-names="">Борислав Танев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Даниел Димитров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Маноел Николов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Мирослав Мирчев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Михаил Митрев</text:span></text:p>
              </text:list-item>
            </text:list>
            <text:list text:style-name="a710">
              <text:list-item>
                <text:p text:style-name="a709" text:class-names="" text:cond-style-name=""><text:span text:style-name="a707" text:class-names="">Ментор: Владимир Владимиров</text:span><text:span text:style-name="a708" text:class-names=""/></text:p>
              </text:list-item>
            </text:list>
          </draw:text-box>
          <svg:title/>
          <svg:desc/>
        </draw:frame>
      </draw:page>
      <draw:page draw:name="Slide2" draw:style-name="a713" draw:master-page-name="Master1-Layout6-titleOnly-Title-Only" presentation:presentation-page-layout-name="Master1-PPL6" draw:id="Slide-257">
        <draw:frame draw:id="id199" draw:style-name="a714" draw:name="Picture 8" svg:x="3.52869in" svg:y="1.23089in" svg:width="5.99893in" svg:height="6.26911in" style:rel-width="scale" style:rel-height="scale">
          <draw:image xlink:href="media/image3.png" xlink:type="simple" xlink:show="embed" xlink:actuate="onLoad"/>
          <svg:title/>
          <svg:desc/>
        </draw:frame>
        <draw:frame draw:id="id200" presentation:style-name="a718" draw:name="Title 1" svg:x="0.74401in" svg:y="0.82374in" svg:width="10.51385in" svg:height="1.18213in" presentation:class="title" presentation:placeholder="false">
          <draw:text-box>
            <text:p text:style-name="a717" text:class-names="" text:cond-style-name=""><text:span text:style-name="a715" text:class-names="">ИДЕЯ</text:span><text:span text:style-name="a716" text:class-names=""/></text:p>
          </draw:text-box>
          <svg:title/>
          <svg:desc/>
        </draw:frame>
        <draw:frame draw:id="id201" draw:style-name="a719" draw:name="Picture 2" svg:x="11.83809in" svg:y="0.74337in" svg:width="1.34286in" svg:height="1.34286in" style:rel-width="scale" style:rel-height="scale">
          <draw:image xlink:href="media/image1.png" xlink:type="simple" xlink:show="embed" xlink:actuate="onLoad"/>
          <svg:title/>
          <svg:desc/>
        </draw:frame>
        <draw:frame draw:id="id202" draw:style-name="a720" draw:name="Picture 3" svg:x="0in" svg:y="2.22857in" svg:width="3.03346in" svg:height="5.41908in" style:rel-width="scale" style:rel-height="scale">
          <draw:image xlink:href="media/image4.png" xlink:type="simple" xlink:show="embed" xlink:actuate="onLoad"/>
          <svg:title/>
          <svg:desc/>
        </draw:frame>
        <draw:frame draw:id="id203" draw:style-name="a721" draw:name="Picture 7" svg:x="5.2698in" svg:y="1.87253in" svg:width="2.71116in" svg:height="4.84945in" style:rel-width="scale" style:rel-height="scale">
          <draw:image xlink:href="media/image5.jpg" xlink:type="simple" xlink:show="embed" xlink:actuate="onLoad"/>
          <svg:title/>
          <svg:desc/>
        </draw:frame>
        <draw:frame draw:id="id204" draw:style-name="a722" draw:name="Picture 9" svg:x="6.80012in" svg:y="1.22937in" svg:width="5.99893in" svg:height="6.26911in" style:rel-width="scale" style:rel-height="scale">
          <draw:image xlink:href="media/image3.png" xlink:type="simple" xlink:show="embed" xlink:actuate="onLoad"/>
          <svg:title/>
          <svg:desc/>
        </draw:frame>
        <draw:frame draw:id="id205" draw:style-name="a723" draw:name="Picture 10" svg:x="8.56119in" svg:y="1.87253in" svg:width="2.69119in" svg:height="4.8494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725" draw:master-page-name="Master1-Layout6-titleOnly-Title-Only" presentation:presentation-page-layout-name="Master1-PPL6" draw:id="Slide-259">
        <draw:frame draw:id="id206" presentation:style-name="a729" draw:name="Title 1" svg:x="0.44762in" svg:y="0.82374in" svg:width="10.81024in" svg:height="1.18213in" presentation:class="title" presentation:placeholder="false">
          <draw:text-box>
            <text:p text:style-name="a728" text:class-names="" text:cond-style-name=""><text:span text:style-name="a726" text:class-names="">ИЗПОЛЗВАНИ ТЕХНОЛОГИИ</text:span><text:span text:style-name="a727" text:class-names=""/></text:p>
          </draw:text-box>
          <svg:title/>
          <svg:desc/>
        </draw:frame>
        <draw:frame draw:id="id207" draw:style-name="a730" draw:name="Picture 2" svg:x="11.83809in" svg:y="0.74337in" svg:width="1.34286in" svg:height="1.34286in" style:rel-width="scale" style:rel-height="scale">
          <draw:image xlink:href="media/image1.png" xlink:type="simple" xlink:show="embed" xlink:actuate="onLoad"/>
          <svg:title/>
          <svg:desc/>
        </draw:frame>
        <draw:frame draw:id="id208" draw:style-name="a731" draw:transform="translate(-2.13542in -0.86155in) rotate(-6.11339) translate(2.31768in 3.52155in)" draw:name="Picture 6" svg:width="4.27084in" svg:height="1.72311in" style:rel-width="scale" style:rel-height="scale">
          <draw:image xlink:href="media/image7.png" xlink:type="simple" xlink:show="embed" xlink:actuate="onLoad"/>
          <svg:title/>
          <svg:desc/>
        </draw:frame>
        <draw:frame draw:id="id209" draw:style-name="a732" draw:name="Picture 5" svg:x="7.45324in" svg:y="5.42277in" svg:width="5.28571in" svg:height="1.4876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5" draw:style-name="a734" draw:master-page-name="Master1-Layout6-titleOnly-Title-Only" presentation:presentation-page-layout-name="Master1-PPL6" draw:id="Slide-260">
        <draw:frame draw:id="id210" presentation:style-name="a738" draw:name="Title 1" svg:x="0.74401in" svg:y="0.82374in" svg:width="10.51385in" svg:height="1.18213in" presentation:class="title" presentation:placeholder="false">
          <draw:text-box>
            <text:p text:style-name="a737" text:class-names="" text:cond-style-name=""><text:span text:style-name="a735" text:class-names="">ТРУДНОСТИ</text:span><text:span text:style-name="a736" text:class-names=""/></text:p>
          </draw:text-box>
          <svg:title/>
          <svg:desc/>
        </draw:frame>
        <draw:frame draw:id="id211" draw:style-name="a739" draw:name="Picture 2" svg:x="11.83809in" svg:y="0.74337in" svg:width="1.34286in" svg:height="1.34286in" style:rel-width="scale" style:rel-height="scale">
          <draw:image xlink:href="media/image1.png" xlink:type="simple" xlink:show="embed" xlink:actuate="onLoad"/>
          <svg:title/>
          <svg:desc/>
        </draw:frame>
        <draw:frame draw:id="id212" draw:style-name="a740" draw:name="Picture 4" svg:x="0.22143in" svg:y="2.31242in" svg:width="6.01667in" svg:height="6.01667in" style:rel-width="scale" style:rel-height="scale">
          <draw:image xlink:href="media/image9.png" xlink:type="simple" xlink:show="embed" xlink:actuate="onLoad"/>
          <svg:title/>
          <svg:desc/>
        </draw:frame>
        <draw:frame draw:id="id213" draw:style-name="a741" draw:name="Picture 5" svg:x="7.28152in" svg:y="4.08944in" svg:width="5.28571in" svg:height="1.48766in" style:rel-width="scale" style:rel-height="scale">
          <draw:image xlink:href="media/image8.png" xlink:type="simple" xlink:show="embed" xlink:actuate="onLoad"/>
          <svg:title/>
          <svg:desc/>
        </draw:frame>
        <draw:frame draw:id="id214" draw:style-name="a742" draw:name="Picture 6" svg:x="7.21128in" svg:y="5.85023in" svg:width="1.24875in" svg:height="1.41786in" style:rel-width="scale" style:rel-height="scale">
          <draw:image xlink:href="media/image10.png" xlink:type="simple" xlink:show="embed" xlink:actuate="onLoad"/>
          <svg:title/>
          <svg:desc/>
        </draw:frame>
        <draw:frame draw:id="id215" draw:style-name="a746" draw:name="TextBox 7" svg:x="8.8in" svg:y="6.0126in" svg:width="4in" svg:height="1.11074in">
          <draw:text-box>
            <text:p text:style-name="a745" text:class-names="" text:cond-style-name=""><text:span text:style-name="a743" text:class-names="">Времето</text:span><text:span text:style-name="a744" text:class-names=""/></text:p>
          </draw:text-box>
          <svg:title/>
          <svg:desc/>
        </draw:frame>
        <draw:frame draw:id="id216" draw:style-name="a747" draw:name="Picture 8" svg:x="7.15589in" svg:y="2.42964in" svg:width="1.35952in" svg:height="1.35952in" style:rel-width="scale" style:rel-height="scale">
          <draw:image xlink:href="media/image11.png" xlink:type="simple" xlink:show="embed" xlink:actuate="onLoad"/>
          <svg:title/>
          <svg:desc/>
        </draw:frame>
        <draw:frame draw:id="id217" draw:style-name="a751" draw:name="TextBox 9" svg:x="8.72381in" svg:y="2.6396in" svg:width="4.34172in" svg:height="0.84147in">
          <draw:text-box>
            <text:p text:style-name="a750" text:class-names="" text:cond-style-name=""><text:span text:style-name="a748" text:class-names="">Android Studio</text:span><text:span text:style-name="a749" text:class-names=""/></text:p>
          </draw:text-box>
          <svg:title/>
          <svg:desc/>
        </draw:frame>
      </draw:page>
      <draw:page draw:name="Slide6" draw:style-name="a753" draw:master-page-name="Master1-Layout6-titleOnly-Title-Only" presentation:presentation-page-layout-name="Master1-PPL6" draw:id="Slide-261">
        <draw:frame draw:id="id218" presentation:style-name="a757" draw:name="Title 1" svg:x="0.74401in" svg:y="0.82374in" svg:width="10.51385in" svg:height="1.18213in" presentation:class="title" presentation:placeholder="false">
          <draw:text-box>
            <text:p text:style-name="a756" text:class-names="" text:cond-style-name=""><text:span text:style-name="a754" text:class-names="">БЪДЕЩА РЕАЛИЗАЦИЯ</text:span><text:span text:style-name="a755" text:class-names=""/></text:p>
          </draw:text-box>
          <svg:title/>
          <svg:desc/>
        </draw:frame>
        <draw:frame draw:id="id219" draw:style-name="a758" draw:name="Picture 2" svg:x="11.83809in" svg:y="0.74337in" svg:width="1.34286in" svg:height="1.34286in" style:rel-width="scale" style:rel-height="scale">
          <draw:image xlink:href="media/image1.png" xlink:type="simple" xlink:show="embed" xlink:actuate="onLoad"/>
          <svg:title/>
          <svg:desc/>
        </draw:frame>
        <draw:frame draw:id="id220" draw:style-name="a759" draw:name="Picture 9" svg:x="-0.90787in" svg:y="2.00587in" svg:width="5.46449in" svg:height="5.7106in" style:rel-width="scale" style:rel-height="scale">
          <draw:image xlink:href="media/image3.png" xlink:type="simple" xlink:show="embed" xlink:actuate="onLoad"/>
          <svg:title/>
          <svg:desc/>
        </draw:frame>
        <draw:frame draw:id="id221" draw:style-name="a760" draw:name="Picture 4" svg:x="0.67476in" svg:y="2.54798in" svg:width="2.45656in" svg:height="4.52188in" style:rel-width="scale" style:rel-height="scale">
          <draw:image xlink:href="media/image12.png" xlink:type="simple" xlink:show="embed" xlink:actuate="onLoad"/>
          <svg:title/>
          <svg:desc/>
        </draw:frame>
        <draw:frame draw:id="id222" draw:style-name="a761" draw:name="Picture 9" svg:x="2.53704in" svg:y="2.00587in" svg:width="5.46449in" svg:height="5.7106in" style:rel-width="scale" style:rel-height="scale">
          <draw:image xlink:href="media/image3.png" xlink:type="simple" xlink:show="embed" xlink:actuate="onLoad"/>
          <svg:title/>
          <svg:desc/>
        </draw:frame>
        <draw:frame draw:id="id223" draw:style-name="a762" draw:name="Picture 6" svg:x="4.14176in" svg:y="2.54798in" svg:width="2.43446in" svg:height="4.47417in" style:rel-width="scale" style:rel-height="scale">
          <draw:image xlink:href="media/image13.png" xlink:type="simple" xlink:show="embed" xlink:actuate="onLoad"/>
          <svg:title/>
          <svg:desc/>
        </draw:frame>
        <draw:frame draw:id="id224" draw:style-name="a763" draw:name="Picture 9" svg:x="5.98194in" svg:y="2.00587in" svg:width="5.46449in" svg:height="5.7106in" style:rel-width="scale" style:rel-height="scale">
          <draw:image xlink:href="media/image3.png" xlink:type="simple" xlink:show="embed" xlink:actuate="onLoad"/>
          <svg:title/>
          <svg:desc/>
        </draw:frame>
        <draw:frame draw:id="id225" draw:style-name="a764" draw:name="Picture 8" svg:x="7.58666in" svg:y="2.51993in" svg:width="2.43446in" svg:height="4.50222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7" draw:style-name="a766" draw:master-page-name="Master1-Layout6-titleOnly-Title-Only" presentation:presentation-page-layout-name="Master1-PPL6" draw:id="Slide-262">
        <draw:frame draw:id="id226" presentation:style-name="a770" draw:name="Title 1" svg:x="0.30966in" svg:y="0.83384in" svg:width="10.90246in" svg:height="1.18213in" presentation:class="title" presentation:placeholder="false">
          <draw:text-box>
            <text:p text:style-name="a769" text:class-names="" text:cond-style-name=""><text:span text:style-name="a767" text:class-names="">БЛАГОДАРЯ ЗА ВНИМАНИЕТО</text:span><text:span text:style-name="a76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401in" svg:y="2.98962in" svg:width="8.90653in" svg:height="1.50161in"/>
      <presentation:placeholder presentation:object="subtitle" svg:x="0.74401in" svg:y="4.80538in" svg:width="8.90653in" svg:height="1.22232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0.12177in" svg:y="3.00781in" svg:width="1.28159in" svg:height="1.48342in"/>
    </style:presentation-page-layout>
    <style:presentation-page-layout style:name="Master1-PPL2" style:display-name="Title and Content">
      <presentation:placeholder presentation:object="title" svg:x="0.74401in" svg:y="0.82374in" svg:width="10.51385in" svg:height="1.18213in"/>
      <presentation:placeholder presentation:object="object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3" style:display-name="Section Header">
      <presentation:placeholder presentation:object="title" svg:x="0.74401in" svg:y="3.13856in" svg:width="10.51385in" svg:height="1.1929in"/>
      <presentation:placeholder presentation:object="outline" svg:x="0.74401in" svg:y="4.62836in" svg:width="10.51385in" svg:height="1.8635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3.13856in" svg:width="1.26219in" svg:height="1.1929in"/>
    </style:presentation-page-layout>
    <style:presentation-page-layout style:name="Master1-PPL4" style:display-name="Two Content">
      <presentation:placeholder presentation:object="title" svg:x="0.74401in" svg:y="0.82374in" svg:width="10.51385in" svg:height="1.18213in"/>
      <presentation:placeholder presentation:object="object" svg:x="0.74401in" svg:y="2.55564in" svg:width="5.13819in" svg:height="3.93626in"/>
      <presentation:placeholder presentation:object="object" svg:x="6.11781in" svg:y="2.55564in" svg:width="5.1400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5" style:display-name="Comparison">
      <presentation:placeholder presentation:object="title" svg:x="0.74401in" svg:y="0.82374in" svg:width="10.51385in" svg:height="1.18213in"/>
      <presentation:placeholder presentation:object="outline" svg:x="0.9912in" svg:y="2.55564in" svg:width="4.891in" svg:height="0.75802in"/>
      <presentation:placeholder presentation:object="object" svg:x="0.74401in" svg:y="3.31366in" svg:width="5.13818in" svg:height="3.17824in"/>
      <presentation:placeholder presentation:object="outline" svg:x="6.365in" svg:y="2.55564in" svg:width="4.89286in" svg:height="0.75686in"/>
      <presentation:placeholder presentation:object="object" svg:x="6.11781in" svg:y="3.31366in" svg:width="5.14005in" svg:height="3.17824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6" style:display-name="Title Only">
      <presentation:placeholder presentation:object="title" svg:x="0.74401in" svg:y="0.82374in" svg:width="10.51385in" svg:height="1.18213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7" style:display-name="Blank"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8" style:display-name="Content with Caption">
      <presentation:placeholder presentation:object="title" svg:x="0.74401in" svg:y="0.82374in" svg:width="10.51384in" svg:height="1.18213in"/>
      <presentation:placeholder presentation:object="object" svg:x="5.1245in" svg:y="2.55564in" svg:width="6.13335in" svg:height="3.93626in"/>
      <presentation:placeholder presentation:object="outline" svg:x="0.74401in" svg:y="2.55563in" svg:width="4.14488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9" style:display-name="Picture with Caption">
      <presentation:placeholder presentation:object="title" svg:x="0.74401in" svg:y="0.82374in" svg:width="10.51384in" svg:height="1.18213in"/>
      <presentation:placeholder presentation:object="graphic" svg:x="5.32407in" svg:y="2.55564in" svg:width="5.93378in" svg:height="3.93626in"/>
      <presentation:placeholder presentation:object="outline" svg:x="0.74401in" svg:y="2.55564in" svg:width="4.23913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0" style:display-name="Panoramic Picture with Caption">
      <presentation:placeholder presentation:object="title" svg:x="0.74401in" svg:y="5.15269in" svg:width="10.51384in" svg:height="0.49546in"/>
      <presentation:placeholder presentation:object="graphic" svg:x="0.74401in" svg:y="0.66666in" svg:width="10.51384in" svg:height="3.92561in"/>
      <presentation:placeholder presentation:object="outline" svg:x="0.74401in" svg:y="5.65352in" svg:width="10.51385in" svg:height="0.681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35in" svg:width="1.26219in" svg:height="1.1929in"/>
    </style:presentation-page-layout>
    <style:presentation-page-layout style:name="Master1-PPL11" style:display-name="Title and Caption">
      <presentation:placeholder presentation:object="title" svg:x="0.74401in" svg:y="0.66666in" svg:width="10.51384in" svg:height="3.92908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268in" svg:width="1.26219in" svg:height="1.1929in"/>
    </style:presentation-page-layout>
    <style:presentation-page-layout style:name="Master1-PPL12" style:display-name="Quote with Caption">
      <presentation:placeholder presentation:object="title" svg:x="1.23344in" svg:y="0.66666in" svg:width="9.53508in" svg:height="3.32028in"/>
      <presentation:placeholder presentation:object="outline" svg:x="1.53356in" svg:y="3.99538in" svg:width="8.92014in" svg:height="0.60036in"/>
      <presentation:placeholder presentation:object="outline" svg:x="0.74401in" svg:y="5.15268in" svg:width="10.51384in" svg:height="1.1929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3" style:display-name="Name Card">
      <presentation:placeholder presentation:object="title" svg:x="0.74401in" svg:y="5.15268in" svg:width="10.51385in" svg:height="0.64363in"/>
      <presentation:placeholder presentation:object="outline" svg:x="0.74401in" svg:y="5.79631in" svg:width="10.51385in" svg:height="0.54927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5.15084in" svg:width="1.26219in" svg:height="1.1929in"/>
    </style:presentation-page-layout>
    <style:presentation-page-layout style:name="Master1-PPL14" style:display-name="3 Column">
      <presentation:placeholder presentation:object="title" svg:x="0.73187in" svg:y="0.82374in" svg:width="10.52598in" svg:height="1.18213in"/>
      <presentation:placeholder presentation:object="outline" svg:x="0.72282in" svg:y="2.55564in" svg:width="3.35743in" svg:height="0.63021in"/>
      <presentation:placeholder presentation:object="outline" svg:x="0.74401in" svg:y="3.30564in" svg:width="3.33519in" svg:height="3.18626in"/>
      <presentation:placeholder presentation:object="outline" svg:x="4.32636in" svg:y="2.55564in" svg:width="3.35in" svg:height="0.63021in"/>
      <presentation:placeholder presentation:object="outline" svg:x="4.31482in" svg:y="3.30564in" svg:width="3.35in" svg:height="3.18626in"/>
      <presentation:placeholder presentation:object="outline" svg:x="7.90043in" svg:y="2.55564in" svg:width="3.35742in" svg:height="0.63021in"/>
      <presentation:placeholder presentation:object="outline" svg:x="7.90043in" svg:y="3.30564in" svg:width="3.35742in" svg:height="3.18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5" style:display-name="3 Picture Column">
      <presentation:placeholder presentation:object="title" svg:x="0.74401in" svg:y="0.82374in" svg:width="10.51385in" svg:height="1.18213in"/>
      <presentation:placeholder presentation:object="outline" svg:x="0.744in" svg:y="4.69981in" svg:width="3.3352in" svg:height="0.63021in"/>
      <presentation:placeholder presentation:object="graphic" svg:x="0.744in" svg:y="2.55564in" svg:width="3.3352in" svg:height="1.66667in"/>
      <presentation:placeholder presentation:object="outline" svg:x="0.744in" svg:y="5.33001in" svg:width="3.3352in" svg:height="1.16188in"/>
      <presentation:placeholder presentation:object="outline" svg:x="4.31482in" svg:y="4.69981in" svg:width="3.35in" svg:height="0.63021in"/>
      <presentation:placeholder presentation:object="graphic" svg:x="4.31482in" svg:y="2.55564in" svg:width="3.35in" svg:height="1.66667in"/>
      <presentation:placeholder presentation:object="outline" svg:x="4.31334in" svg:y="5.33001in" svg:width="3.35444in" svg:height="1.16188in"/>
      <presentation:placeholder presentation:object="outline" svg:x="7.90757in" svg:y="4.69981in" svg:width="3.35029in" svg:height="0.63021in"/>
      <presentation:placeholder presentation:object="graphic" svg:x="7.90756in" svg:y="2.55564in" svg:width="3.35029in" svg:height="1.66667in"/>
      <presentation:placeholder presentation:object="outline" svg:x="7.90743in" svg:y="5.33001in" svg:width="3.35473in" svg:height="1.16188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6" style:display-name="Title and Vertical Text">
      <presentation:placeholder presentation:object="title" svg:x="0.74401in" svg:y="0.82374in" svg:width="10.51385in" svg:height="1.18213in"/>
      <presentation:placeholder presentation:object="outline" svg:x="0.74401in" svg:y="2.55564in" svg:width="10.51385in" svg:height="3.93626in"/>
      <presentation:placeholder presentation:object="date-time" svg:x="8.25785in" svg:y="6.49189in" svg:width="3in" svg:height="0.39931in"/>
      <presentation:placeholder presentation:object="footer" svg:x="0.74401in" svg:y="6.49189in" svg:width="7.51385in" svg:height="0.39931in"/>
      <presentation:placeholder presentation:object="page-number" svg:x="11.73387in" svg:y="0.82374in" svg:width="1.26219in" svg:height="1.1929in"/>
    </style:presentation-page-layout>
    <style:presentation-page-layout style:name="Master1-PPL17" style:display-name="Vertical Title and Text">
      <presentation:placeholder presentation:object="title" svg:x="11.07746in" svg:y="0.66666in" svg:width="1.17432in" svg:height="4.76133in"/>
      <presentation:placeholder presentation:object="outline" svg:x="0.74401in" svg:y="0.66666in" svg:width="9.70035in" svg:height="5.82523in"/>
      <presentation:placeholder presentation:object="date-time" svg:x="7.44436in" svg:y="6.49189in" svg:width="3in" svg:height="0.39931in"/>
      <presentation:placeholder presentation:object="footer" svg:x="0.74401in" svg:y="6.49189in" svg:width="6.70036in" svg:height="0.39931in"/>
      <presentation:placeholder presentation:object="page-number" svg:x="11.04281in" svg:y="5.90402in" svg:width="1.26219in" svg:height="1.1929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33" draw:style="linear" draw:angle="480" draw:start-color="#f78925" draw:end-color="#d54209" draw:start-intensity="100%" draw:end-intensity="100%"/>
    <draw:gradient draw:name="a332" draw:style="linear" draw:angle="480" draw:start-color="#f78925" draw:end-color="#d54209" draw:start-intensity="100%" draw:end-intensity="100%"/>
    <draw:gradient draw:name="a671" draw:style="linear" draw:angle="480" draw:start-color="#f78925" draw:end-color="#d54209" draw:start-intensity="100%" draw:end-intensity="100%"/>
    <draw:gradient draw:name="a183" draw:style="linear" draw:angle="480" draw:start-color="#f78925" draw:end-color="#d54209" draw:start-intensity="100%" draw:end-intensity="100%"/>
    <draw:gradient draw:name="a593" draw:style="linear" draw:angle="480" draw:start-color="#f78925" draw:end-color="#d54209" draw:start-intensity="100%" draw:end-intensity="100%"/>
    <draw:gradient draw:name="a488" draw:style="linear" draw:angle="480" draw:start-color="#f78925" draw:end-color="#d54209" draw:start-intensity="100%" draw:end-intensity="100%"/>
    <draw:gradient draw:name="a363" draw:style="linear" draw:angle="480" draw:start-color="#f78925" draw:end-color="#d54209" draw:start-intensity="100%" draw:end-intensity="100%"/>
    <draw:gradient draw:name="a733" draw:style="linear" draw:angle="480" draw:start-color="#f78925" draw:end-color="#d54209" draw:start-intensity="100%" draw:end-intensity="100%"/>
    <draw:gradient draw:name="a0" draw:style="linear" draw:angle="480" draw:start-color="#f78925" draw:end-color="#d54209" draw:start-intensity="100%" draw:end-intensity="100%"/>
    <draw:gradient draw:name="a59" draw:style="linear" draw:angle="480" draw:start-color="#f78925" draw:end-color="#d54209" draw:start-intensity="100%" draw:end-intensity="100%"/>
    <draw:gradient draw:name="a99" draw:style="linear" draw:angle="480" draw:start-color="#f78925" draw:end-color="#d54209" draw:start-intensity="100%" draw:end-intensity="100%"/>
    <draw:gradient draw:name="a247" draw:style="linear" draw:angle="480" draw:start-color="#f78925" draw:end-color="#d54209" draw:start-intensity="100%" draw:end-intensity="100%"/>
    <draw:gradient draw:name="a422" draw:style="linear" draw:angle="480" draw:start-color="#f78925" draw:end-color="#d54209" draw:start-intensity="100%" draw:end-intensity="100%"/>
    <draw:gradient draw:name="a460" draw:style="linear" draw:angle="480" draw:start-color="#f78925" draw:end-color="#d54209" draw:start-intensity="100%" draw:end-intensity="100%"/>
    <draw:gradient draw:name="a724" draw:style="linear" draw:angle="480" draw:start-color="#f78925" draw:end-color="#d54209" draw:start-intensity="100%" draw:end-intensity="100%"/>
    <draw:gradient draw:name="a288" draw:style="linear" draw:angle="480" draw:start-color="#f78925" draw:end-color="#d54209" draw:start-intensity="100%" draw:end-intensity="100%"/>
    <draw:gradient draw:name="a394" draw:style="linear" draw:angle="480" draw:start-color="#f78925" draw:end-color="#d54209" draw:start-intensity="100%" draw:end-intensity="100%"/>
    <draw:gradient draw:name="a765" draw:style="linear" draw:angle="480" draw:start-color="#f78925" draw:end-color="#d54209" draw:start-intensity="100%" draw:end-intensity="100%"/>
    <draw:gradient draw:name="a127" draw:style="linear" draw:angle="480" draw:start-color="#f78925" draw:end-color="#d54209" draw:start-intensity="100%" draw:end-intensity="100%"/>
    <draw:gradient draw:name="a271" draw:style="linear" draw:angle="480" draw:start-color="#f78925" draw:end-color="#d54209" draw:start-intensity="100%" draw:end-intensity="100%"/>
    <draw:gradient draw:name="a536" draw:style="linear" draw:angle="480" draw:start-color="#f78925" draw:end-color="#d54209" draw:start-intensity="100%" draw:end-intensity="100%"/>
    <draw:gradient draw:name="a712" draw:style="linear" draw:angle="480" draw:start-color="#f78925" draw:end-color="#d54209" draw:start-intensity="100%" draw:end-intensity="100%"/>
    <draw:gradient draw:name="a32" draw:style="linear" draw:angle="480" draw:start-color="#f78925" draw:end-color="#d54209" draw:start-intensity="100%" draw:end-intensity="100%"/>
    <draw:gradient draw:name="a752" draw:style="linear" draw:angle="480" draw:start-color="#f78925" draw:end-color="#d54209" draw:start-intensity="100%" draw:end-intensity="100%"/>
    <draw:gradient draw:name="a684" draw:style="linear" draw:angle="480" draw:start-color="#f78925" draw:end-color="#d5420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gradient" draw:fill-gradient-name="a6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 style:parent-style-name="Graphics">
      <style:graphic-properties draw:fill="none" draw:stroke="none" draw:image-opacity="10%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gradient" draw:fill-gradient-name="a42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draw:stroke="none" draw:image-opacity="10%"/>
    </style:style>
    <style:style style:family="paragraph" style:name="a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 style:parent-style-name="Graphics">
      <style:graphic-properties draw:fill="none" draw:stroke="non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draw:stroke="none"/>
    </style:style>
    <style:style style:family="paragraph" style:name="a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gradient" draw:fill-gradient-name="a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 style:parent-style-name="Graphics">
      <style:graphic-properties draw:fill="none" draw:stroke="none" draw:image-opacity="10%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 style:parent-style-name="Graphics">
      <style:graphic-properties draw:fill="none" draw:stroke="non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 style:parent-style-name="Graphics">
      <style:graphic-properties draw:fill="none" draw:stroke="non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gradient" draw:fill-gradient-name="a5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 style:parent-style-name="Graphics">
      <style:graphic-properties draw:fill="none" draw:stroke="none" draw:image-opacity="10%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9" style:parent-style-name="Graphics">
      <style:graphic-properties draw:fill="none" draw:stroke="non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draw:stroke="non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3">
      <style:drawing-page-properties draw:fill="gradient" draw:fill-gradient-name="a3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4" style:parent-style-name="Graphics">
      <style:graphic-properties draw:fill="none" draw:stroke="none" draw:image-opacity="10%"/>
    </style:style>
    <style:style style:family="graphic" style:name="a335" style:parent-style-name="Graphics">
      <style:graphic-properties draw:fill="none" draw:stroke="none"/>
    </style:style>
    <style:style style:family="graphic" style:name="a336" style:parent-style-name="Graphics">
      <style:graphic-properties draw:fill="none" draw:stroke="non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gradient" draw:fill-gradient-name="a12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 style:parent-style-name="Graphics">
      <style:graphic-properties draw:fill="none" draw:stroke="none" draw:image-opacity="10%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" style:parent-style-name="Graphics">
      <style:graphic-properties draw:fill="none" draw:stroke="non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 style:parent-style-name="Graphics">
      <style:graphic-properties draw:fill="none" draw:stroke="non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">
      <style:drawing-page-properties draw:fill="gradient" draw:fill-gradient-name="a24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9" style:parent-style-name="Graphics">
      <style:graphic-properties draw:fill="none" draw:stroke="none" draw:image-opacity="10%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gradient" draw:fill-gradient-name="a4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2" style:parent-style-name="Graphics">
      <style:graphic-properties draw:fill="none" draw:stroke="none" draw:image-opacity="10%"/>
    </style:style>
    <style:style style:family="graphic" style:name="a463" style:parent-style-name="Graphics">
      <style:graphic-properties draw:fill="none" draw:stroke="none"/>
    </style:style>
    <style:style style:family="graphic" style:name="a464" style:parent-style-name="Graphics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250" style:parent-style-name="Graphics">
      <style:graphic-properties draw:fill="none" draw:stroke="non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 style:parent-style-name="Graphics">
      <style:graphic-properties draw:fill="none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gradient" draw:fill-gradient-name="a3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draw:stroke="none" draw:image-opacity="10%"/>
    </style:style>
    <style:style style:family="graphic" style:name="a366" style:parent-style-name="Graphics">
      <style:graphic-properties draw:fill="none" draw:stroke="none"/>
    </style:style>
    <style:style style:family="graphic" style:name="a367" style:parent-style-name="Graphics">
      <style:graphic-properties draw:fill="none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.00726in" draw:shadow-offset-y="0.06906in" draw:shadow-color="#000000" draw:shadow-opacity="41%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gradient" draw:fill-gradient-name="a4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gradient" draw:fill-gradient-name="a5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 style:parent-style-name="Graphics">
      <style:graphic-properties draw:fill="none" draw:stroke="none" draw:image-opacity="10%"/>
    </style:style>
    <style:style style:family="graphic" style:name="a596" style:parent-style-name="Graphics">
      <style:graphic-properties draw:fill="none" draw:stroke="non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draw:stroke="none"/>
    </style:style>
    <style:style style:family="paragraph" style:name="a1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">
      <style:drawing-page-properties draw:fill="gradient" draw:fill-gradient-name="a2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3" style:parent-style-name="Graphics">
      <style:graphic-properties draw:fill="none" draw:stroke="none" draw:image-opacity="10%"/>
    </style:style>
    <style:style style:family="graphic" style:name="a274" style:parent-style-name="Graphics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draw:stroke="none" draw:image-opacity="10%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 style:parent-style-name="Graphics">
      <style:graphic-properties draw:fill="none" draw:stroke="none"/>
    </style:style>
    <style:style style:family="graphic" style:name="a492" style:parent-style-name="Graphics">
      <style:graphic-properties draw:fill="none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gradient" draw:fill-gradient-name="a2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gradient" draw:fill-gradient-name="a3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 draw:image-opacity="10%"/>
    </style:style>
    <style:style style:family="graphic" style:name="a397" style:parent-style-name="Graphics">
      <style:graphic-properties draw:fill="none" draw:stroke="none"/>
    </style:style>
    <style:style style:family="graphic" style:name="a398" style:parent-style-name="Graphics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gradient" draw:fill-gradient-name="a18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" style:parent-style-name="Graphics">
      <style:graphic-properties draw:fill="none" draw:stroke="none" draw:image-opacity="10%"/>
    </style:style>
    <style:style style:family="graphic" style:name="a186" style:parent-style-name="Graphics">
      <style:graphic-properties draw:fill="none" draw:stroke="none"/>
    </style:style>
    <style:style style:family="graphic" style:name="a187" style:parent-style-name="Graphics">
      <style:graphic-properties draw:fill="none" draw:stroke="non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 style:parent-style-name="Graphics">
      <style:graphic-properties draw:fill="none" draw:stroke="none" draw:image-opacity="10%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 style:parent-style-name="Graphics">
      <style:graphic-properties draw:fill="none" draw:stroke="none"/>
    </style:style>
    <style:style style:family="graphic" style:name="a292" style:parent-style-name="Graphics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gradient" draw:fill-gradient-name="a3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draw:stroke="none" draw:image-opacity="10%"/>
    </style:style>
    <style:style style:family="graphic" style:name="a35" style:parent-style-name="Graphics">
      <style:graphic-properties draw:fill="none" draw:stroke="none"/>
    </style:style>
    <style:style style:family="graphic" style:name="a36" style:parent-style-name="Graphics">
      <style:graphic-properties draw:fill="none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draw:fill="none" draw:stroke="none" draw:image-opacity="10%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gradient" draw:fill-gradient-name="a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 style:parent-style-name="Graphics">
      <style:graphic-properties draw:fill="none" draw:stroke="none" draw:image-opacity="10%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 style:parent-style-name="Graphics">
      <style:graphic-properties draw:fill="none" draw:stroke="non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f0941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rlin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1" presentation:style-name="a5" draw:name="Title Placeholder 1" svg:x="0.74401in" svg:y="0.82374in" svg:width="10.51385in" svg:height="1.18213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2" presentation:style-name="a21" draw:name="Text Placeholder 2" svg:x="0.74401in" svg:y="2.55564in" svg:width="10.51385in" svg:height="3.9362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8.25785in" svg:y="6.4918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3/2019</text:date></text:span></text:p>
        </draw:text-box>
        <svg:title/>
        <svg:desc/>
      </draw:frame>
      <draw:frame draw:id="id4" presentation:style-name="a28" draw:name="Footer Placeholder 4" svg:x="0.74401in" svg:y="6.49189in" svg:width="7.5138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11.73387in" svg:y="0.82374in" svg:width="1.26219in" svg:height="1.192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6" draw:layer="Master1-bg" draw:style-name="a34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7" draw:style-name="a35" draw:name="Picture 6" svg:x="0in" svg:y="4.64004in" svg:width="9.80762in" svg:height="0.30177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8" draw:style-name="a36" draw:name="Picture 7" svg:x="9.96469in" svg:y="4.64113in" svg:width="3.36517in" svg:height="0.30287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2.83254in" svg:width="9.80762in" svg:height="1.81576in" draw:id="id9" draw:style-name="a39" draw:name="Rectangle 8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96469in" svg:y="2.83254in" svg:width="3.36517in" svg:height="1.81576in" draw:id="id10" draw:style-name="a42" draw:name="Rectangle 9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45" draw:name="Title 1" svg:x="0.74401in" svg:y="2.98962in" svg:width="8.90653in" svg:height="1.50161in" presentation:class="title" presentation:placeholder="false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frame draw:id="id12" presentation:style-name="a48" draw:name="Subtitle 2" svg:x="0.74401in" svg:y="4.80538in" svg:width="8.90653in" svg:height="1.22232in" presentation:class="subtitle" presentation:placeholder="false">
        <draw:text-box>
          <text:p text:style-name="a47" text:class-names="" text:cond-style-name=""><text:span text:style-name="a46" text:class-names="">Click to edit Master subtitle style</text:span></text:p>
        </draw:text-box>
        <svg:title/>
        <svg:desc/>
      </draw:frame>
      <draw:frame draw:id="id13" presentation:style-name="a52" draw:name="Date Placeholder 3" svg:x="8.25785in" svg:y="6.49189in" svg:width="3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17/03/2019</text:date></text:span></text:p>
        </draw:text-box>
        <svg:title/>
        <svg:desc/>
      </draw:frame>
      <draw:frame draw:id="id14" presentation:style-name="a55" draw:name="Footer Placeholder 4" svg:x="0.74401in" svg:y="6.49189in" svg:width="7.5138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10.12177in" svg:y="3.00781in" svg:width="1.28159in" svg:height="1.48342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0">
      <draw:frame draw:id="id16" draw:layer="Master1-bg" draw:style-name="a61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17" draw:style-name="a62" draw:name="Picture 14" svg:x="0in" svg:y="2.15468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18" draw:style-name="a63" draw:name="Picture 15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0.66667in" svg:width="11.41493in" svg:height="1.49628in" draw:id="id19" draw:style-name="a66" draw:name="Rectangle 16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20" draw:style-name="a69" draw:name="Rectangle 17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72" draw:name="Title 1" svg:x="0.74401in" svg:y="0.82374in" svg:width="10.51385in" svg:height="1.18213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2" presentation:style-name="a88" draw:name="Content Placeholder 2" svg:x="0.74401in" svg:y="2.55564in" svg:width="10.51385in" svg:height="3.93626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2" draw:name="Date Placeholder 3" svg:x="8.25785in" svg:y="6.4918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7/03/2019</text:date></text:span></text:p>
        </draw:text-box>
        <svg:title/>
        <svg:desc/>
      </draw:frame>
      <draw:frame draw:id="id24" presentation:style-name="a95" draw:name="Footer Placeholder 4" svg:x="0.74401in" svg:y="6.49189in" svg:width="7.5138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5" presentation:style-name="a98" draw:name="Slide Number Placeholder 5" svg:x="11.73387in" svg:y="0.82374in" svg:width="1.26219in" svg:height="1.1929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0">
      <draw:frame draw:id="id26" draw:layer="Master1-bg" draw:style-name="a101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27" draw:style-name="a102" draw:name="Picture 6" svg:x="0in" svg:y="4.4695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28" draw:style-name="a103" draw:name="Picture 7" svg:x="11.5768in" svg:y="4.47058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2.98148in" svg:width="11.41493in" svg:height="1.49628in" draw:id="id29" draw:style-name="a106" draw:name="Rectangle 8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2.98148in" svg:width="1.75306in" svg:height="1.49628in" draw:id="id30" draw:style-name="a109" draw:name="Rectangle 9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12" draw:name="Title 1" svg:x="0.74401in" svg:y="3.13856in" svg:width="10.51385in" svg:height="1.1929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32" presentation:style-name="a116" draw:name="Text Placeholder 2" svg:x="0.74401in" svg:y="4.62836in" svg:width="10.51385in" svg:height="1.86354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Edit Master text styles</text:span></text:p>
            </text:list-item>
          </text:list>
        </draw:text-box>
        <svg:title/>
        <svg:desc/>
      </draw:frame>
      <draw:frame draw:id="id33" presentation:style-name="a120" draw:name="Date Placeholder 3" svg:x="8.25785in" svg:y="6.49189in" svg:width="3in" svg:height="0.39931in" presentation:class="date-time" presentation:placeholder="false">
        <draw:text-box>
          <text:p text:style-name="a119" text:class-names="" text:cond-style-name=""><text:span text:style-name="a117" text:class-names=""><text:date text:fixed="false" style:data-style-name="a118">17/03/2019</text:date></text:span></text:p>
        </draw:text-box>
        <svg:title/>
        <svg:desc/>
      </draw:frame>
      <draw:frame draw:id="id34" presentation:style-name="a123" draw:name="Footer Placeholder 4" svg:x="0.74401in" svg:y="6.49189in" svg:width="7.51385in" svg:height="0.39931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35" presentation:style-name="a126" draw:name="Slide Number Placeholder 5" svg:x="11.73387in" svg:y="3.13856in" svg:width="1.26219in" svg:height="1.1929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8">
      <draw:frame draw:id="id36" draw:layer="Master1-bg" draw:style-name="a129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37" draw:style-name="a130" draw:name="Picture 7" svg:x="0in" svg:y="2.15468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38" draw:style-name="a131" draw:name="Picture 8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0.66667in" svg:width="11.41493in" svg:height="1.49628in" draw:id="id39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40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1" presentation:style-name="a140" draw:name="Title 1" svg:x="0.74401in" svg:y="0.82374in" svg:width="10.51385in" svg:height="1.18213in" presentation:class="title" presentation:placeholder="false">
        <draw:text-box>
          <text:p text:style-name="a139" text:class-names="" text:cond-style-name=""><text:span text:style-name="a138" text:class-names="">Click to edit Master title style</text:span></text:p>
        </draw:text-box>
        <svg:title/>
        <svg:desc/>
      </draw:frame>
      <draw:frame draw:id="id42" presentation:style-name="a156" draw:name="Content Placeholder 2" svg:x="0.74401in" svg:y="2.55564in" svg:width="5.13819in" svg:height="3.93626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72" draw:name="Content Placeholder 3" svg:x="6.11781in" svg:y="2.55564in" svg:width="5.14005in" svg:height="3.93626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76" draw:name="Date Placeholder 4" svg:x="8.25785in" svg:y="6.49189in" svg:width="3in" svg:height="0.39931in" presentation:class="date-time" presentation:placeholder="false">
        <draw:text-box>
          <text:p text:style-name="a175" text:class-names="" text:cond-style-name=""><text:span text:style-name="a173" text:class-names=""><text:date text:fixed="false" style:data-style-name="a174">17/03/2019</text:date></text:span></text:p>
        </draw:text-box>
        <svg:title/>
        <svg:desc/>
      </draw:frame>
      <draw:frame draw:id="id45" presentation:style-name="a179" draw:name="Footer Placeholder 5" svg:x="0.74401in" svg:y="6.49189in" svg:width="7.51385in" svg:height="0.39931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46" presentation:style-name="a182" draw:name="Slide Number Placeholder 6" svg:x="11.73387in" svg:y="0.82374in" svg:width="1.26219in" svg:height="1.1929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84">
      <draw:frame draw:id="id47" draw:layer="Master1-bg" draw:style-name="a185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48" draw:style-name="a186" draw:name="Picture 9" svg:x="0in" svg:y="2.15468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49" draw:style-name="a187" draw:name="Picture 10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0.66667in" svg:width="11.41493in" svg:height="1.49628in" draw:id="id50" draw:style-name="a190" draw:name="Rectangle 11">
        <svg:title/>
        <svg:desc/>
        <text:p text:style-name="a189" text:class-names="" text:cond-style-name=""><text:span text:style-name="a1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51" draw:style-name="a193" draw:name="Rectangle 12">
        <svg:title/>
        <svg:desc/>
        <text:p text:style-name="a192" text:class-names="" text:cond-style-name=""><text:span text:style-name="a1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196" draw:name="Title 1" svg:x="0.74401in" svg:y="0.82374in" svg:width="10.51385in" svg:height="1.18213in" presentation:class="title" presentation:placeholder="false">
        <draw:text-box>
          <text:p text:style-name="a195" text:class-names="" text:cond-style-name=""><text:span text:style-name="a194" text:class-names="">Click to edit Master title style</text:span></text:p>
        </draw:text-box>
        <svg:title/>
        <svg:desc/>
      </draw:frame>
      <draw:frame draw:id="id53" presentation:style-name="a200" draw:name="Text Placeholder 2" svg:x="0.9912in" svg:y="2.55564in" svg:width="4.891in" svg:height="0.7580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Edit Master text styles</text:span></text:p>
            </text:list-item>
          </text:list>
        </draw:text-box>
        <svg:title/>
        <svg:desc/>
      </draw:frame>
      <draw:frame draw:id="id54" presentation:style-name="a216" draw:name="Content Placeholder 3" svg:x="0.74401in" svg:y="3.31366in" svg:width="5.13818in" svg:height="3.1782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20" draw:name="Text Placeholder 4" svg:x="6.365in" svg:y="2.55564in" svg:width="4.89286in" svg:height="0.75686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 Master text styles</text:span></text:p>
            </text:list-item>
          </text:list>
        </draw:text-box>
        <svg:title/>
        <svg:desc/>
      </draw:frame>
      <draw:frame draw:id="id56" presentation:style-name="a236" draw:name="Content Placeholder 5" svg:x="6.11781in" svg:y="3.31366in" svg:width="5.14005in" svg:height="3.17824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40" draw:name="Date Placeholder 6" svg:x="8.25785in" svg:y="6.49189in" svg:width="3in" svg:height="0.39931in" presentation:class="date-time" presentation:placeholder="false">
        <draw:text-box>
          <text:p text:style-name="a239" text:class-names="" text:cond-style-name=""><text:span text:style-name="a237" text:class-names=""><text:date text:fixed="false" style:data-style-name="a238">17/03/2019</text:date></text:span></text:p>
        </draw:text-box>
        <svg:title/>
        <svg:desc/>
      </draw:frame>
      <draw:frame draw:id="id58" presentation:style-name="a243" draw:name="Footer Placeholder 7" svg:x="0.74401in" svg:y="6.49189in" svg:width="7.51385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9" presentation:style-name="a246" draw:name="Slide Number Placeholder 8" svg:x="11.73387in" svg:y="0.82374in" svg:width="1.26219in" svg:height="1.1929in" presentation:class="page-number" presentation:placeholder="false">
        <draw:text-box>
          <text:p text:style-name="a245" text:class-names="" text:cond-style-name=""><text:span text:style-name="a24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48">
      <draw:frame draw:id="id60" draw:layer="Master1-bg" draw:style-name="a249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61" draw:style-name="a250" draw:name="Picture 5" svg:x="0in" svg:y="2.15468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62" draw:style-name="a251" draw:name="Picture 6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0.66667in" svg:width="11.41493in" svg:height="1.49628in" draw:id="id63" draw:style-name="a254" draw:name="Rectangle 7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64" draw:style-name="a257" draw:name="Rectangle 8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260" draw:name="Title 1" svg:x="0.74401in" svg:y="0.82374in" svg:width="10.51385in" svg:height="1.18213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66" presentation:style-name="a264" draw:name="Date Placeholder 2" svg:x="8.25785in" svg:y="6.4918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17/03/2019</text:date></text:span></text:p>
        </draw:text-box>
        <svg:title/>
        <svg:desc/>
      </draw:frame>
      <draw:frame draw:id="id67" presentation:style-name="a267" draw:name="Footer Placeholder 3" svg:x="0.74401in" svg:y="6.49189in" svg:width="7.5138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68" presentation:style-name="a270" draw:name="Slide Number Placeholder 4" svg:x="11.73387in" svg:y="0.82374in" svg:width="1.26219in" svg:height="1.1929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72">
      <draw:frame draw:id="id69" draw:layer="Master1-bg" draw:style-name="a273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70" draw:style-name="a274" draw:name="Picture 4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11.5768in" svg:y="0.66667in" svg:width="1.75306in" svg:height="1.49628in" draw:id="id71" draw:style-name="a277" draw:name="Rectangle 5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281" draw:name="Date Placeholder 1" svg:x="8.25785in" svg:y="6.49189in" svg:width="3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7/03/2019</text:date></text:span></text:p>
        </draw:text-box>
        <svg:title/>
        <svg:desc/>
      </draw:frame>
      <draw:frame draw:id="id73" presentation:style-name="a284" draw:name="Footer Placeholder 2" svg:x="0.74401in" svg:y="6.49189in" svg:width="7.5138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74" presentation:style-name="a287" draw:name="Slide Number Placeholder 3" svg:x="11.73387in" svg:y="0.82374in" svg:width="1.26219in" svg:height="1.1929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9">
      <draw:frame draw:id="id75" draw:layer="Master1-bg" draw:style-name="a290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76" draw:style-name="a291" draw:name="Picture 7" svg:x="0in" svg:y="2.15468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77" draw:style-name="a292" draw:name="Picture 8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0.66667in" svg:width="11.41493in" svg:height="1.49628in" draw:id="id78" draw:style-name="a295" draw:name="Rectangle 9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79" draw:style-name="a298" draw:name="Rectangle 10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01" draw:name="Title 1" svg:x="0.74401in" svg:y="0.82374in" svg:width="10.51384in" svg:height="1.18213in" presentation:class="title" presentation:placeholder="false">
        <draw:text-box>
          <text:p text:style-name="a300" text:class-names="" text:cond-style-name=""><text:span text:style-name="a299" text:class-names="">Click to edit Master title style</text:span></text:p>
        </draw:text-box>
        <svg:title/>
        <svg:desc/>
      </draw:frame>
      <draw:frame draw:id="id81" presentation:style-name="a317" draw:name="Content Placeholder 2" svg:x="5.1245in" svg:y="2.55564in" svg:width="6.13335in" svg:height="3.93626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 Master text styles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cond le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hird le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321" draw:name="Text Placeholder 3" svg:x="0.74401in" svg:y="2.55563in" svg:width="4.14488in" svg:height="3.93626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Edit Master text styles</text:span></text:p>
            </text:list-item>
          </text:list>
        </draw:text-box>
        <svg:title/>
        <svg:desc/>
      </draw:frame>
      <draw:frame draw:id="id83" presentation:style-name="a325" draw:name="Date Placeholder 4" svg:x="8.25785in" svg:y="6.49189in" svg:width="3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17/03/2019</text:date></text:span></text:p>
        </draw:text-box>
        <svg:title/>
        <svg:desc/>
      </draw:frame>
      <draw:frame draw:id="id84" presentation:style-name="a328" draw:name="Footer Placeholder 5" svg:x="0.74401in" svg:y="6.49189in" svg:width="7.5138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85" presentation:style-name="a331" draw:name="Slide Number Placeholder 6" svg:x="11.73387in" svg:y="0.82374in" svg:width="1.26219in" svg:height="1.1929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33">
      <draw:frame draw:id="id86" draw:layer="Master1-bg" draw:style-name="a334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87" draw:style-name="a335" draw:name="Picture 7" svg:x="0in" svg:y="2.15468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88" draw:style-name="a336" draw:name="Picture 8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0.66667in" svg:width="11.41493in" svg:height="1.49628in" draw:id="id89" draw:style-name="a339" draw:name="Rectangle 9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90" draw:style-name="a342" draw:name="Rectangle 10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345" draw:name="Title 1" svg:x="0.74401in" svg:y="0.82374in" svg:width="10.51384in" svg:height="1.18213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92" presentation:style-name="a348" draw:name="Picture Placeholder 2" svg:x="5.32407in" svg:y="2.55564in" svg:width="5.93378in" svg:height="3.93626in" presentation:class="graphic" presentation:placeholder="false">
        <draw:text-box>
          <text:p text:style-name="a347" text:class-names="" text:cond-style-name=""><text:span text:style-name="a346" text:class-names="">Click icon to add picture</text:span></text:p>
        </draw:text-box>
        <svg:title/>
        <svg:desc/>
      </draw:frame>
      <draw:frame draw:id="id93" presentation:style-name="a352" draw:name="Text Placeholder 3" svg:x="0.74401in" svg:y="2.55564in" svg:width="4.23913in" svg:height="3.93626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</draw:text-box>
        <svg:title/>
        <svg:desc/>
      </draw:frame>
      <draw:frame draw:id="id94" presentation:style-name="a356" draw:name="Date Placeholder 4" svg:x="8.25785in" svg:y="6.4918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/03/2019</text:date></text:span></text:p>
        </draw:text-box>
        <svg:title/>
        <svg:desc/>
      </draw:frame>
      <draw:frame draw:id="id95" presentation:style-name="a359" draw:name="Footer Placeholder 5" svg:x="0.74401in" svg:y="6.49189in" svg:width="7.5138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96" presentation:style-name="a362" draw:name="Slide Number Placeholder 6" svg:x="11.73387in" svg:y="0.82374in" svg:width="1.26219in" svg:height="1.1929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64">
      <draw:frame draw:id="id97" draw:layer="Master1-bg" draw:style-name="a365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98" draw:style-name="a366" draw:name="Picture 7" svg:x="0in" svg:y="6.48363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99" draw:style-name="a367" draw:name="Picture 8" svg:x="11.5768in" svg:y="6.48471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4.99561in" svg:width="11.41493in" svg:height="1.49628in" draw:id="id100" draw:style-name="a370" draw:name="Rectangle 9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01" draw:style-name="a373" draw:name="Rectangle 10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376" draw:name="Title 1" svg:x="0.74401in" svg:y="5.15269in" svg:width="10.51384in" svg:height="0.49546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103" presentation:style-name="a379" draw:name="Picture Placeholder 2" svg:x="0.74401in" svg:y="0.66666in" svg:width="10.51384in" svg:height="3.92561in" presentation:class="graphic" presentation:placeholder="false">
        <draw:text-box>
          <text:p text:style-name="a378" text:class-names="" text:cond-style-name=""><text:span text:style-name="a377" text:class-names="">Click icon to add picture</text:span></text:p>
        </draw:text-box>
        <svg:title/>
        <svg:desc/>
      </draw:frame>
      <draw:frame draw:id="id104" presentation:style-name="a383" draw:name="Text Placeholder 3" svg:x="0.74401in" svg:y="5.65352in" svg:width="10.51385in" svg:height="0.68129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 Master text styles</text:span></text:p>
            </text:list-item>
          </text:list>
        </draw:text-box>
        <svg:title/>
        <svg:desc/>
      </draw:frame>
      <draw:frame draw:id="id105" presentation:style-name="a387" draw:name="Date Placeholder 4" svg:x="8.25785in" svg:y="6.49189in" svg:width="3in" svg:height="0.39931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17/03/2019</text:date></text:span></text:p>
        </draw:text-box>
        <svg:title/>
        <svg:desc/>
      </draw:frame>
      <draw:frame draw:id="id106" presentation:style-name="a390" draw:name="Footer Placeholder 5" svg:x="0.74401in" svg:y="6.49189in" svg:width="7.51385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07" presentation:style-name="a393" draw:name="Slide Number Placeholder 6" svg:x="11.73387in" svg:y="5.15235in" svg:width="1.26219in" svg:height="1.1929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95">
      <draw:frame draw:id="id108" draw:layer="Master1-bg" draw:style-name="a396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109" draw:style-name="a397" draw:name="Picture 7" svg:x="0in" svg:y="6.48363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110" draw:style-name="a398" draw:name="Picture 8" svg:x="11.5768in" svg:y="6.48471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4.99561in" svg:width="11.41493in" svg:height="1.49628in" draw:id="id111" draw:style-name="a401" draw:name="Rectangle 9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12" draw:style-name="a404" draw:name="Rectangle 10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407" draw:name="Title 1" svg:x="0.74401in" svg:y="0.66666in" svg:width="10.51384in" svg:height="3.92908in" presentation:class="title" presentation:placeholder="false">
        <draw:text-box>
          <text:p text:style-name="a406" text:class-names="" text:cond-style-name=""><text:span text:style-name="a405" text:class-names="">Click to edit Master title style</text:span></text:p>
        </draw:text-box>
        <svg:title/>
        <svg:desc/>
      </draw:frame>
      <draw:frame draw:id="id114" presentation:style-name="a411" draw:name="Text Placeholder 3" svg:x="0.74401in" svg:y="5.15268in" svg:width="10.51384in" svg:height="1.1929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Edit Master text styles</text:span></text:p>
            </text:list-item>
          </text:list>
        </draw:text-box>
        <svg:title/>
        <svg:desc/>
      </draw:frame>
      <draw:frame draw:id="id115" presentation:style-name="a415" draw:name="Date Placeholder 4" svg:x="8.25785in" svg:y="6.49189in" svg:width="3in" svg:height="0.39931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17/03/2019</text:date></text:span></text:p>
        </draw:text-box>
        <svg:title/>
        <svg:desc/>
      </draw:frame>
      <draw:frame draw:id="id116" presentation:style-name="a418" draw:name="Footer Placeholder 5" svg:x="0.74401in" svg:y="6.49189in" svg:width="7.51385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117" presentation:style-name="a421" draw:name="Slide Number Placeholder 6" svg:x="11.73387in" svg:y="5.15268in" svg:width="1.26219in" svg:height="1.1929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423">
      <draw:frame draw:id="id118" draw:layer="Master1-bg" draw:style-name="a424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119" draw:style-name="a425" draw:name="Picture 10" svg:x="0in" svg:y="6.48363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120" draw:style-name="a426" draw:name="Picture 12" svg:x="11.5768in" svg:y="6.48471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4.99561in" svg:width="11.41493in" svg:height="1.49628in" draw:id="id121" draw:style-name="a429" draw:name="Rectangle 13">
        <svg:title/>
        <svg:desc/>
        <text:p text:style-name="a428" text:class-names="" text:cond-style-name=""><text:span text:style-name="a4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22" draw:style-name="a432" draw:name="Rectangle 14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3" presentation:style-name="a435" draw:name="Title 1" svg:x="1.23344in" svg:y="0.66666in" svg:width="9.53508in" svg:height="3.32028in" presentation:class="title" presentation:placeholder="false">
        <draw:text-box>
          <text:p text:style-name="a434" text:class-names="" text:cond-style-name=""><text:span text:style-name="a433" text:class-names="">Click to edit Master title style</text:span></text:p>
        </draw:text-box>
        <svg:title/>
        <svg:desc/>
      </draw:frame>
      <draw:frame draw:id="id124" presentation:style-name="a439" draw:name="Text Placeholder 3" svg:x="1.53356in" svg:y="3.99538in" svg:width="8.92014in" svg:height="0.60036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</draw:text-box>
        <svg:title/>
        <svg:desc/>
      </draw:frame>
      <draw:frame draw:id="id125" presentation:style-name="a443" draw:name="Text Placeholder 3" svg:x="0.74401in" svg:y="5.15268in" svg:width="10.51384in" svg:height="1.1929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Edit Master text styles</text:span></text:p>
            </text:list-item>
          </text:list>
        </draw:text-box>
        <svg:title/>
        <svg:desc/>
      </draw:frame>
      <draw:frame draw:id="id126" presentation:style-name="a447" draw:name="Date Placeholder 4" svg:x="8.25785in" svg:y="6.49189in" svg:width="3in" svg:height="0.39931in" presentation:class="date-time" presentation:placeholder="false">
        <draw:text-box>
          <text:p text:style-name="a446" text:class-names="" text:cond-style-name=""><text:span text:style-name="a444" text:class-names=""><text:date text:fixed="false" style:data-style-name="a445">17/03/2019</text:date></text:span></text:p>
        </draw:text-box>
        <svg:title/>
        <svg:desc/>
      </draw:frame>
      <draw:frame draw:id="id127" presentation:style-name="a450" draw:name="Footer Placeholder 5" svg:x="0.74401in" svg:y="6.49189in" svg:width="7.51385in" svg:height="0.39931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28" presentation:style-name="a453" draw:name="Slide Number Placeholder 6" svg:x="11.73387in" svg:y="5.15084in" svg:width="1.26219in" svg:height="1.1929in" presentation:class="page-number" presentation:placeholder="false">
        <draw:text-box>
          <text:p text:style-name="a452" text:class-names="" text:cond-style-name=""><text:span text:style-name="a451" text:class-names=""><text:page-number style:num-format="1" text:fixed="false"/></text:span></text:p>
        </draw:text-box>
        <svg:title/>
        <svg:desc/>
      </draw:frame>
      <draw:frame draw:id="id129" draw:style-name="a456" draw:name="TextBox 15" svg:x="0.6382in" svg:y="0.81815in" svg:width="0.66667in" svg:height="0.63952in">
        <draw:text-box>
          <text:p text:style-name="a455" text:class-names="" text:cond-style-name=""><text:span text:style-name="a454" text:class-names="">“</text:span></text:p>
        </draw:text-box>
        <svg:title/>
        <svg:desc/>
      </draw:frame>
      <draw:frame draw:id="id130" draw:style-name="a459" draw:name="TextBox 16" svg:x="10.56738in" svg:y="3.3175in" svg:width="0.66667in" svg:height="0.63952in">
        <draw:text-box>
          <text:p text:style-name="a458" text:class-names="" text:cond-style-name=""><text:span text:style-name="a457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61">
      <draw:frame draw:id="id131" draw:layer="Master1-bg" draw:style-name="a462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132" draw:style-name="a463" draw:name="Picture 8" svg:x="0in" svg:y="6.48363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133" draw:style-name="a464" draw:name="Picture 9" svg:x="11.5768in" svg:y="6.48471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4.99561in" svg:width="11.41493in" svg:height="1.49628in" draw:id="id134" draw:style-name="a467" draw:name="Rectangle 10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4.99561in" svg:width="1.75306in" svg:height="1.49628in" draw:id="id135" draw:style-name="a470" draw:name="Rectangle 11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6" presentation:style-name="a473" draw:name="Title 1" svg:x="0.74401in" svg:y="5.15268in" svg:width="10.51385in" svg:height="0.64363in" presentation:class="title" presentation:placeholder="false">
        <draw:text-box>
          <text:p text:style-name="a472" text:class-names="" text:cond-style-name=""><text:span text:style-name="a471" text:class-names="">Click to edit Master title style</text:span></text:p>
        </draw:text-box>
        <svg:title/>
        <svg:desc/>
      </draw:frame>
      <draw:frame draw:id="id137" presentation:style-name="a477" draw:name="Text Placeholder 3" svg:x="0.74401in" svg:y="5.79631in" svg:width="10.51385in" svg:height="0.54927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Edit Master text styles</text:span></text:p>
            </text:list-item>
          </text:list>
        </draw:text-box>
        <svg:title/>
        <svg:desc/>
      </draw:frame>
      <draw:frame draw:id="id138" presentation:style-name="a481" draw:name="Date Placeholder 4" svg:x="8.25785in" svg:y="6.49189in" svg:width="3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17/03/2019</text:date></text:span></text:p>
        </draw:text-box>
        <svg:title/>
        <svg:desc/>
      </draw:frame>
      <draw:frame draw:id="id139" presentation:style-name="a484" draw:name="Footer Placeholder 5" svg:x="0.74401in" svg:y="6.49189in" svg:width="7.5138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140" presentation:style-name="a487" draw:name="Slide Number Placeholder 6" svg:x="11.73387in" svg:y="5.15084in" svg:width="1.26219in" svg:height="1.1929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489">
      <draw:frame draw:id="id141" draw:layer="Master1-bg" draw:style-name="a490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142" draw:style-name="a491" draw:name="Picture 12" svg:x="0in" svg:y="2.15468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143" draw:style-name="a492" draw:name="Picture 13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0.66667in" svg:width="11.41493in" svg:height="1.49628in" draw:id="id144" draw:style-name="a495" draw:name="Rectangle 15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45" draw:style-name="a498" draw:name="Rectangle 16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6" presentation:style-name="a501" draw:name="Title 1" svg:x="0.73187in" svg:y="0.82374in" svg:width="10.52598in" svg:height="1.18213in" presentation:class="title" presentation:placeholder="false">
        <draw:text-box>
          <text:p text:style-name="a500" text:class-names="" text:cond-style-name=""><text:span text:style-name="a499" text:class-names="">Click to edit Master title style</text:span></text:p>
        </draw:text-box>
        <svg:title/>
        <svg:desc/>
      </draw:frame>
      <draw:frame draw:id="id147" presentation:style-name="a505" draw:name="Text Placeholder 2" svg:x="0.72282in" svg:y="2.55564in" svg:width="3.35743in" svg:height="0.63021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Edit Master text styles</text:span></text:p>
            </text:list-item>
          </text:list>
        </draw:text-box>
        <svg:title/>
        <svg:desc/>
      </draw:frame>
      <draw:frame draw:id="id148" presentation:style-name="a509" draw:name="Text Placeholder 3" svg:x="0.74401in" svg:y="3.30564in" svg:width="3.33519in" svg:height="3.18626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Edit Master text styles</text:span></text:p>
            </text:list-item>
          </text:list>
        </draw:text-box>
        <svg:title/>
        <svg:desc/>
      </draw:frame>
      <draw:frame draw:id="id149" presentation:style-name="a513" draw:name="Text Placeholder 4" svg:x="4.32636in" svg:y="2.55564in" svg:width="3.35in" svg:height="0.63021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50" presentation:style-name="a517" draw:name="Text Placeholder 3" svg:x="4.31482in" svg:y="3.30564in" svg:width="3.35in" svg:height="3.18626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Edit Master text styles</text:span></text:p>
            </text:list-item>
          </text:list>
        </draw:text-box>
        <svg:title/>
        <svg:desc/>
      </draw:frame>
      <draw:frame draw:id="id151" presentation:style-name="a521" draw:name="Text Placeholder 4" svg:x="7.90043in" svg:y="2.55564in" svg:width="3.35742in" svg:height="0.63021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Edit Master text styles</text:span></text:p>
            </text:list-item>
          </text:list>
        </draw:text-box>
        <svg:title/>
        <svg:desc/>
      </draw:frame>
      <draw:frame draw:id="id152" presentation:style-name="a525" draw:name="Text Placeholder 3" svg:x="7.90043in" svg:y="3.30564in" svg:width="3.35742in" svg:height="3.18626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153" presentation:style-name="a529" draw:name="Date Placeholder 2" svg:x="8.25785in" svg:y="6.49189in" svg:width="3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7/03/2019</text:date></text:span></text:p>
        </draw:text-box>
        <svg:title/>
        <svg:desc/>
      </draw:frame>
      <draw:frame draw:id="id154" presentation:style-name="a532" draw:name="Footer Placeholder 3" svg:x="0.74401in" svg:y="6.49189in" svg:width="7.5138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155" presentation:style-name="a535" draw:name="Slide Number Placeholder 4" svg:x="11.73387in" svg:y="0.82374in" svg:width="1.26219in" svg:height="1.1929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537">
      <draw:frame draw:id="id156" draw:layer="Master1-bg" draw:style-name="a538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157" draw:style-name="a539" draw:name="Picture 14" svg:x="0in" svg:y="2.15468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158" draw:style-name="a540" draw:name="Picture 15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0.66667in" svg:width="11.41493in" svg:height="1.49628in" draw:id="id159" draw:style-name="a543" draw:name="Rectangle 16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60" draw:style-name="a546" draw:name="Rectangle 17">
        <svg:title/>
        <svg:desc/>
        <text:p text:style-name="a545" text:class-names="" text:cond-style-name=""><text:span text:style-name="a5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1" presentation:style-name="a549" draw:name="Title 1" svg:x="0.74401in" svg:y="0.82374in" svg:width="10.51385in" svg:height="1.18213in" presentation:class="title" presentation:placeholder="false">
        <draw:text-box>
          <text:p text:style-name="a548" text:class-names="" text:cond-style-name=""><text:span text:style-name="a547" text:class-names="">Click to edit Master title style</text:span></text:p>
        </draw:text-box>
        <svg:title/>
        <svg:desc/>
      </draw:frame>
      <draw:frame draw:id="id162" presentation:style-name="a553" draw:name="Text Placeholder 2" svg:x="0.744in" svg:y="4.69981in" svg:width="3.3352in" svg:height="0.63021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Edit Master text styles</text:span></text:p>
            </text:list-item>
          </text:list>
        </draw:text-box>
        <svg:title/>
        <svg:desc/>
      </draw:frame>
      <draw:frame draw:id="id163" presentation:style-name="a556" draw:name="Picture Placeholder 2" svg:x="0.744in" svg:y="2.55564in" svg:width="3.3352in" svg:height="1.66667in" presentation:class="graphic" presentation:placeholder="false">
        <draw:text-box>
          <text:p text:style-name="a555" text:class-names="" text:cond-style-name=""><text:span text:style-name="a554" text:class-names="">Click icon to add picture</text:span></text:p>
        </draw:text-box>
        <svg:title/>
        <svg:desc/>
      </draw:frame>
      <draw:frame draw:id="id164" presentation:style-name="a560" draw:name="Text Placeholder 3" svg:x="0.744in" svg:y="5.33001in" svg:width="3.3352in" svg:height="1.16188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65" presentation:style-name="a564" draw:name="Text Placeholder 4" svg:x="4.31482in" svg:y="4.69981in" svg:width="3.35in" svg:height="0.63021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Edit Master text styles</text:span></text:p>
            </text:list-item>
          </text:list>
        </draw:text-box>
        <svg:title/>
        <svg:desc/>
      </draw:frame>
      <draw:frame draw:id="id166" presentation:style-name="a567" draw:name="Picture Placeholder 2" svg:x="4.31482in" svg:y="2.55564in" svg:width="3.35in" svg:height="1.66667in" presentation:class="graphic" presentation:placeholder="false">
        <draw:text-box>
          <text:p text:style-name="a566" text:class-names="" text:cond-style-name=""><text:span text:style-name="a565" text:class-names="">Click icon to add picture</text:span></text:p>
        </draw:text-box>
        <svg:title/>
        <svg:desc/>
      </draw:frame>
      <draw:frame draw:id="id167" presentation:style-name="a571" draw:name="Text Placeholder 3" svg:x="4.31334in" svg:y="5.33001in" svg:width="3.35444in" svg:height="1.16188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Edit Master text styles</text:span></text:p>
            </text:list-item>
          </text:list>
        </draw:text-box>
        <svg:title/>
        <svg:desc/>
      </draw:frame>
      <draw:frame draw:id="id168" presentation:style-name="a575" draw:name="Text Placeholder 4" svg:x="7.90757in" svg:y="4.69981in" svg:width="3.35029in" svg:height="0.63021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Edit Master text styles</text:span></text:p>
            </text:list-item>
          </text:list>
        </draw:text-box>
        <svg:title/>
        <svg:desc/>
      </draw:frame>
      <draw:frame draw:id="id169" presentation:style-name="a578" draw:name="Picture Placeholder 2" svg:x="7.90756in" svg:y="2.55564in" svg:width="3.35029in" svg:height="1.66667in" presentation:class="graphic" presentation:placeholder="false">
        <draw:text-box>
          <text:p text:style-name="a577" text:class-names="" text:cond-style-name=""><text:span text:style-name="a576" text:class-names="">Click icon to add picture</text:span></text:p>
        </draw:text-box>
        <svg:title/>
        <svg:desc/>
      </draw:frame>
      <draw:frame draw:id="id170" presentation:style-name="a582" draw:name="Text Placeholder 3" svg:x="7.90743in" svg:y="5.33001in" svg:width="3.35473in" svg:height="1.1618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171" presentation:style-name="a586" draw:name="Date Placeholder 2" svg:x="8.25785in" svg:y="6.49189in" svg:width="3in" svg:height="0.39931in" presentation:class="date-time" presentation:placeholder="false">
        <draw:text-box>
          <text:p text:style-name="a585" text:class-names="" text:cond-style-name=""><text:span text:style-name="a583" text:class-names=""><text:date text:fixed="false" style:data-style-name="a584">17/03/2019</text:date></text:span></text:p>
        </draw:text-box>
        <svg:title/>
        <svg:desc/>
      </draw:frame>
      <draw:frame draw:id="id172" presentation:style-name="a589" draw:name="Footer Placeholder 3" svg:x="0.74401in" svg:y="6.49189in" svg:width="7.51385in" svg:height="0.39931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173" presentation:style-name="a592" draw:name="Slide Number Placeholder 4" svg:x="11.73387in" svg:y="0.82374in" svg:width="1.26219in" svg:height="1.1929in" presentation:class="page-number" presentation:placeholder="false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594">
      <draw:frame draw:id="id174" draw:layer="Master1-bg" draw:style-name="a595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frame draw:id="id175" draw:style-name="a596" draw:name="Picture 6" svg:x="0in" svg:y="2.15468in" svg:width="11.41493in" svg:height="0.35123in" style:rel-width="scale" style:rel-height="scale">
        <draw:image xlink:href="media/image16.png" xlink:type="simple" xlink:show="embed" xlink:actuate="onLoad"/>
        <svg:title/>
        <svg:desc>HD-ShadowLong.png</svg:desc>
      </draw:frame>
      <draw:frame draw:id="id176" draw:style-name="a597" draw:name="Picture 7" svg:x="11.5768in" svg:y="2.15577in" svg:width="1.75306in" svg:height="0.15778in" style:rel-width="scale" style:rel-height="scale">
        <draw:image xlink:href="media/image17.png" xlink:type="simple" xlink:show="embed" xlink:actuate="onLoad"/>
        <svg:title/>
        <svg:desc>HD-ShadowShort.png</svg:desc>
      </draw:frame>
      <draw:custom-shape svg:x="0in" svg:y="0.66667in" svg:width="11.41493in" svg:height="1.49628in" draw:id="id177" draw:style-name="a600" draw:name="Rectangle 8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1.5768in" svg:y="0.66667in" svg:width="1.75306in" svg:height="1.49628in" draw:id="id178" draw:style-name="a603" draw:name="Rectangle 9">
        <svg:title/>
        <svg:desc/>
        <text:p text:style-name="a602" text:class-names="" text:cond-style-name=""><text:span text:style-name="a6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9" presentation:style-name="a606" draw:name="Title 1" svg:x="0.74401in" svg:y="0.82374in" svg:width="10.51385in" svg:height="1.18213in" presentation:class="title" presentation:placeholder="false">
        <draw:text-box>
          <text:p text:style-name="a605" text:class-names="" text:cond-style-name=""><text:span text:style-name="a604" text:class-names="">Click to edit Master title style</text:span></text:p>
        </draw:text-box>
        <svg:title/>
        <svg:desc/>
      </draw:frame>
      <draw:frame draw:id="id180" presentation:style-name="a622" draw:name="Vertical Text Placeholder 2" svg:x="0.74401in" svg:y="2.55564in" svg:width="10.51385in" svg:height="3.93626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1" presentation:style-name="a626" draw:name="Date Placeholder 3" svg:x="8.25785in" svg:y="6.49189in" svg:width="3in" svg:height="0.39931in" presentation:class="date-time" presentation:placeholder="false">
        <draw:text-box>
          <text:p text:style-name="a625" text:class-names="" text:cond-style-name=""><text:span text:style-name="a623" text:class-names=""><text:date text:fixed="false" style:data-style-name="a624">17/03/2019</text:date></text:span></text:p>
        </draw:text-box>
        <svg:title/>
        <svg:desc/>
      </draw:frame>
      <draw:frame draw:id="id182" presentation:style-name="a629" draw:name="Footer Placeholder 4" svg:x="0.74401in" svg:y="6.49189in" svg:width="7.51385in" svg:height="0.39931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183" presentation:style-name="a632" draw:name="Slide Number Placeholder 5" svg:x="11.73387in" svg:y="0.82374in" svg:width="1.26219in" svg:height="1.1929in" presentation:class="page-number" presentation:placeholder="false">
        <draw:text-box>
          <text:p text:style-name="a631" text:class-names="" text:cond-style-name=""><text:span text:style-name="a63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34">
      <draw:frame draw:id="id184" draw:layer="Master1-bg" draw:style-name="a635" draw:name="Picture 6" svg:x="0in" svg:y="0in" svg:width="13.33333in" svg:height="7.5in" style:rel-width="scale" style:rel-height="scale">
        <draw:image xlink:href="media/image15.png" xlink:type="simple" xlink:show="embed" xlink:actuate="onLoad"/>
        <svg:title/>
        <svg:desc>hashOverlay-FullResolve.png</svg:desc>
      </draw:frame>
      <draw:custom-shape svg:width="5.58507in" svg:height="1.49628in" draw:id="id185" draw:style-name="a638" draw:transform="translate(-2.79253in -0.74814in) rotate(-1.5708) translate(11.66853in 2.79253in)" draw:name="Rectangle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1.75306in" svg:height="1.49628in" draw:id="id186" draw:style-name="a641" draw:transform="translate(-0.87653in -0.74814in) rotate(-1.5708) translate(11.66853in 6.62347in)" draw:name="Rectangle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644" draw:name="Vertical Title 1" svg:x="11.07746in" svg:y="0.66666in" svg:width="1.17432in" svg:height="4.76133in" presentation:class="title" presentation:placeholder="false">
        <draw:text-box>
          <text:p text:style-name="a643" text:class-names="" text:cond-style-name=""><text:span text:style-name="a642" text:class-names="">Click to edit Master title style</text:span></text:p>
        </draw:text-box>
        <svg:title/>
        <svg:desc/>
      </draw:frame>
      <draw:frame draw:id="id188" presentation:style-name="a660" draw:name="Vertical Text Placeholder 2" svg:x="0.74401in" svg:y="0.66666in" svg:width="9.70035in" svg:height="5.82523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Edit Master text styles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Second level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hird level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664" draw:name="Date Placeholder 3" svg:x="7.44436in" svg:y="6.49189in" svg:width="3in" svg:height="0.39931in" presentation:class="date-time" presentation:placeholder="false">
        <draw:text-box>
          <text:p text:style-name="a663" text:class-names="" text:cond-style-name=""><text:span text:style-name="a661" text:class-names=""><text:date text:fixed="false" style:data-style-name="a662">17/03/2019</text:date></text:span></text:p>
        </draw:text-box>
        <svg:title/>
        <svg:desc/>
      </draw:frame>
      <draw:frame draw:id="id190" presentation:style-name="a667" draw:name="Footer Placeholder 4" svg:x="0.74401in" svg:y="6.49189in" svg:width="6.70036in" svg:height="0.39931in" presentation:class="footer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191" presentation:style-name="a670" draw:name="Slide Number Placeholder 5" svg:x="11.04281in" svg:y="5.90402in" svg:width="1.26219in" svg:height="1.1929in" presentation:class="page-number" presentation:placeholder="false">
        <draw:text-box>
          <text:p text:style-name="a669" text:class-names="" text:cond-style-name=""><text:span text:style-name="a66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HONEIX</dc:title>
    <meta:initial-creator>daniel1veliki@gmail.com</meta:initial-creator>
    <dc:creator>daniel1veliki@gmail.com</dc:creator>
    <meta:creation-date>2019-03-17T01:41:44Z</meta:creation-date>
    <dc:date>2019-03-17T06:45:43Z</dc:date>
    <meta:template xlink:href="TM04033917%5b%5bfn=Berlin%5d%5d" xlink:type="simple"/>
    <meta:editing-cycles>6</meta:editing-cycles>
    <meta:editing-duration>PT14556S</meta:editing-duration>
    <meta:document-statistic meta:paragraph-count="16" meta:word-count="30"/>
  </office:meta>
</office:document-meta>
</file>